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16.999cm" style:rel-column-width="65535*"/>
    </style:style>
    <style:style style:name="Tabla1.A1" style:family="table-cell">
      <style:table-cell-properties fo:padding="0.097cm" fo:border="0.002cm solid #000000"/>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padding="0.097cm" fo:border="0.002cm solid #000000"/>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padding="0.097cm" fo:border="0.002cm solid #000000"/>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padding="0.097cm" fo:border="0.002cm solid #000000"/>
    </style:style>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002cm solid #000000"/>
    </style:style>
    <style:style style:name="P1" style:family="paragraph" style:parent-style-name="Standard">
      <style:paragraph-properties style:border-line-width-bottom="0.002cm 0.035cm 0.002cm" fo:padding="0.074cm" fo:border-left="none" fo:border-right="none" fo:border-top="none" fo:border-bottom="0.039cm double #000000" style:join-border="false"/>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style>
    <style:style style:name="P4" style:family="paragraph" style:parent-style-name="Table_20_Contents">
      <style:text-properties style:font-name="Courier New" fo:font-size="11pt" style:font-size-asian="11pt" style:font-size-complex="11pt"/>
    </style:style>
    <style:style style:name="P5" style:family="paragraph" style:parent-style-name="Text_20_body">
      <style:paragraph-properties fo:padding="0.074cm" fo:border-left="none" fo:border-right="none" fo:border-top="none" fo:border-bottom="0.002cm solid #000000" style:join-border="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Heading_20_1" style:list-style-name="Numbering_20_2"/>
    <style:style style:name="T1" style:family="text">
      <style:text-properties fo:color="#008080"/>
    </style:style>
    <style:style style:name="T2" style:family="text">
      <style:text-properties fo:color="#008080" style:font-name="Courier New" fo:font-size="10pt" style:font-name-asian="Courier New" style:font-size-asian="10pt" style:font-name-complex="Courier New" style:font-size-complex="10pt"/>
    </style:style>
    <style:style style:name="T3" style:family="text">
      <style:text-properties fo:color="#3f7f7f"/>
    </style:style>
    <style:style style:name="T4" style:family="text">
      <style:text-properties fo:color="#3f7f7f" style:font-name="Courier New" fo:font-size="10pt" style:font-name-asian="Courier New" style:font-size-asian="10pt" style:font-name-complex="Courier New" style:font-size-complex="10pt"/>
    </style:style>
    <style:style style:name="T5" style:family="text">
      <style:text-properties fo:color="#000000"/>
    </style:style>
    <style:style style:name="T6" style:family="text">
      <style:text-properties fo:font-style="italic"/>
    </style:style>
    <text:list-style style:name="L1">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P1">Manual del Programador</text:p>
      <text:p text:style-name="Standard"/>
      <text:p text:style-name="Standard"/>
      <text:p text:style-name="Standard"/>
      <text:p text:style-name="Standard"/>
      <text:p text:style-name="Standard"/>
      <text:list xml:id="list28597905" text:style-name="Numbering_20_2">
        <text:list-item>
          <text:h text:style-name="P9" text:outline-level="1">Configurar Client-Cert</text:h>
        </text:list-item>
      </text:list>
      <text:p text:style-name="Text_20_body"/>
      <text:list xml:id="list28604451" text:style-name="L1">
        <text:list-item>
          <text:p text:style-name="P6">Editar el fitxer web.xml (/portafib-back/src/main/webapp/WEB-INF/web.xml) i en els tags login-config eliminar BASIC i afegir</text:p>
          <text:p text:style-name="P6"/>
        </text:list-item>
      </text:list>
      <table:table table:name="Tabla1" table:style-name="Tabla1">
        <table:table-column table:style-name="Tabla1.A"/>
        <table:table-row>
          <table:table-cell table:style-name="Tabla1.A1" office:value-type="string">
            <text:p text:style-name="P2"><text:span text:style-name="T1">&lt;</text:span><text:span text:style-name="T3">login-config</text:span><text:span text:style-name="T1">&gt;</text:span></text:p>
            <text:p text:style-name="P2"><text:span text:style-name="T5"><text:tab/></text:span><text:span text:style-name="T1">&lt;</text:span><text:span text:style-name="T3">auth-method</text:span><text:span text:style-name="T1">&gt;</text:span><text:span text:style-name="T5">CLIENT-CERT</text:span><text:span text:style-name="T1">&lt;/</text:span><text:span text:style-name="T3">auth-method</text:span><text:span text:style-name="T1">&gt;</text:span></text:p>
            <text:p text:style-name="P2"><text:span text:style-name="T5"><text:tab/></text:span><text:span text:style-name="T1">&lt;</text:span><text:span text:style-name="T3">realm-name</text:span><text:span text:style-name="T1">&gt;</text:span><text:span text:style-name="T5">Aplicació PortaFIB</text:span><text:span text:style-name="T1">&lt;/</text:span><text:span text:style-name="T3">realm-name</text:span><text:span text:style-name="T1">&gt;</text:span></text:p>
            <text:p text:style-name="P3"><text:span text:style-name="T2">&lt;/</text:span><text:span text:style-name="T4">login-config</text:span><text:span text:style-name="T2">&gt;</text:span></text:p>
          </table:table-cell>
        </table:table-row>
      </table:table>
      <text:p text:style-name="Text_20_body"/>
      <text:list xml:id="list28621507" text:continue-numbering="true" text:style-name="L1">
        <text:list-header>
          <text:p text:style-name="P6"/>
        </text:list-header>
        <text:list-item>
          <text:p text:style-name="P6"><text:s text:c="2"/>Editar el fitxer login-config.xml (jboss-as\server\default\conf\login-config.xml) i afegir la següent entrada: </text:p>
        </text:list-item>
      </text:list>
      <text:p text:style-name="Text_20_body"/>
      <table:table table:name="Tabla2" table:style-name="Tabla2">
        <table:table-column table:style-name="Tabla2.A"/>
        <table:table-row>
          <table:table-cell table:style-name="Tabla2.A1" office:value-type="string">
            <text:p text:style-name="P4">&lt;application-policy name = "seycon"&gt;</text:p>
            <text:p text:style-name="P4"><text:s text:c="7"/>&lt;authentication&gt;</text:p>
            <text:p text:style-name="P4"><text:tab/> <text:s text:c="5"/>&lt;login-module code="es.caib.portafib.back.security.BaseCertLoginModule" <text:s/>flag = "sufficient"&gt;<text:tab/><text:tab/> <text:s text:c="5"/></text:p>
            <text:p text:style-name="P4"><text:tab/><text:tab/> <text:s/>&lt;/login-module&gt;</text:p>
            <text:p text:style-name="P4"><text:s text:c="4"/>&lt;/authentication&gt;</text:p>
            <text:p text:style-name="P4">&lt;/application-policy&gt;</text:p>
          </table:table-cell>
        </table:table-row>
      </table:table>
      <text:p text:style-name="Text_20_body"/>
      <text:p text:style-name="Text_20_body">Altres entrades amb nom "seycon" s'han de comentar o borrar</text:p>
      <text:p text:style-name="Text_20_body"/>
      <text:p text:style-name="Text_20_body">NOTA: Si la vostra entitat ja teniu un LoginModule que gestiona Certificats doncs l'emprareu . Per exemple pel Govern de les Illes Balears el codi quedaria de la següent forma:</text:p>
      <table:table table:name="Tabla4" table:style-name="Tabla4">
        <table:table-column table:style-name="Tabla4.A"/>
        <table:table-row>
          <table:table-cell table:style-name="Tabla4.A1" office:value-type="string">
            <text:p text:style-name="Table_20_Contents"><text:s text:c="2"/>&lt;application-policy name = "seycon"&gt;</text:p>
            <text:p text:style-name="Table_20_Contents"><text:s text:c="7"/>&lt;authentication&gt;</text:p>
            <text:p text:style-name="Table_20_Contents"><text:s text:c="10"/>&lt;login-module code = "es.caib.loginModule.auth.SeyconEJBLoginModule"</text:p>
            <text:p text:style-name="Table_20_Contents"><text:s text:c="13"/>flag = "sufficient"&gt; </text:p>
            <text:p text:style-name="Table_20_Contents"><text:s text:c="16"/>&lt;module-option name="unauthenticatedIdentity"&gt;nobody&lt;/module-option&gt;</text:p>
            <text:p text:style-name="Table_20_Contents"><text:s text:c="16"/>&lt;module-option name="domains"&gt;seycon&lt;/module-option&gt;</text:p>
            <text:p text:style-name="Table_20_Contents"><text:s text:c="11"/>&lt;/login-module&gt;<text:tab/><text:tab/> <text:s/></text:p>
            <text:p text:style-name="Table_20_Contents"><text:s text:c="7"/>&lt;/authentication&gt;</text:p>
            <text:p text:style-name="Table_20_Contents"><text:s text:c="4"/>&lt;/application-policy&gt;</text:p>
          </table:table-cell>
        </table:table-row>
      </table:table>
      <text:p text:style-name="Text_20_body"><text:soft-page-break/></text:p>
      <text:p text:style-name="Text_20_body"/>
      <text:list xml:id="list28606071" text:continue-numbering="true" text:style-name="L1">
        <text:list-header>
          <text:p text:style-name="P6"/>
        </text:list-header>
        <text:list-item>
          <text:p text:style-name="P6"><text:s text:c="2"/>Editar el server.xml (jboss-as\server\default\deploy\jbossweb.sar\server.xml) per afegir el port https (Per exemple situar-ho davall el port Connector http)</text:p>
        </text:list-item>
      </text:list>
      <table:table table:name="Tabla3" table:style-name="Tabla3">
        <table:table-column table:style-name="Tabla3.A"/>
        <table:table-row>
          <table:table-cell table:style-name="Tabla3.A1" office:value-type="string">
            <text:p text:style-name="P4">&lt;Connector protocol="HTTP/1.1" SSLEnabled="true" allowUnsafeLegacyRenegotiation="true" <text:s/></text:p>
            <text:p text:style-name="P4"><text:s text:c="5"/>port="8443" address="${jboss.bind.address}" <text:s/></text:p>
            <text:p text:style-name="P4"><text:s text:c="5"/>scheme="https" secure="true" clientAuth="true" <text:s/></text:p>
            <text:p text:style-name="P4"><text:s text:c="5"/>keystoreFile="${jboss.server.home.dir}/conf/jboss.keystore" <text:s/></text:p>
            <text:p text:style-name="P4"><text:s text:c="5"/>keystorePass="fundaciobit" sslProtocol = "TLS" <text:s text:c="2"/></text:p>
            <text:p text:style-name="P4"><text:s text:c="5"/>truststoreFile="${jboss.server.home.dir}/conf/jboss.truststore" truststorePass="fundaciobit"/&gt; </text:p>
          </table:table-cell>
        </table:table-row>
      </table:table>
      <text:p text:style-name="Text_20_body"/>
      <text:list xml:id="list28595413" text:continue-numbering="true" text:style-name="L1">
        <text:list-item>
          <text:p text:style-name="P6"><text:s/>S'han de copiar els arxius jboss.keystore i jboss.truststore dins el sdirectori <text:s/>jboss-as\server\default\conf. Podeu trobar exemples d'aquests dos fitxers dins el directori portafib/scripts/certificats del codi font del projecte PortaFIB. Aquest fitxers també es poden generar seguint els scripts del fitxer portafib/scripts/certificats (certificats.bat per generar els certificat de l'autoritat certicadora, certificats de servidor i certificats d'usuari, exeutar importdni.bat per afegir el certificat arrel del DNIe al certificats de servidor) <text:s/>o seguint les passes descrites a la pàgina web http://www.adictosaltrabajo.com/tutoriales/tutoriales.php?pagina=JBossClientCert. <text:s/>D'aquests fitxers hem de saber:</text:p>
        </text:list-item>
      </text:list>
      <text:list xml:id="list28605965" text:style-name="L2">
        <text:list-item>
          <text:p text:style-name="P7">Certificats de servidor(jboss.keystore i jboss.truststore): serveixen per indicar al navegador quins certifictats son acceptats i per la qual cosa només es mostraran aquells que tenguin com a entitat pare els definits en el servidor.</text:p>
        </text:list-item>
        <text:list-item>
          <text:p text:style-name="P7">Certificats d'usuari (anadal.crt i anadal.pcks12): corresponen al certificat public i la clau privada per l'usuari anadal. Serveixen per afegir-los al magatzems de certificats dels navegadors.</text:p>
        </text:list-item>
      </text:list>
      <text:p text:style-name="Text_20_body">AFEGIR CERTIFICATS A KEYSTORE:</text:p>
      <text:p text:style-name="Text_20_body">keytool -importcert <text:s/>-file CamerFirma_Root.cer -keystore jboss.keystore -storepass fundaciobit</text:p>
      <text:p text:style-name="Text_20_body">keytool -importcert <text:s/>-file CamerFirma_Root.cer -keystore jboss.truststore -storepass fundaciobit</text:p>
      <text:p text:style-name="Text_20_body">LLISTAR CERTIFICATS DE KEYSTORE</text:p>
      <text:p text:style-name="Text_20_body">keytool -list -keystore jboss.keystore -storepass fundaciobit</text:p>
      <text:list xml:id="list28597452" text:continue-list="list28595413" text:style-name="L1">
        <text:list-header>
          <text:p text:style-name="P6"/>
        </text:list-header>
        <text:list-item>
          <text:p text:style-name="P6"><text:s text:c="2"/>Configurar Client (En windows): Amb els certificats de servidor configurats tal i com estan en els exemples es pot autenticar emprant el DNIe i si es vol utilitzar el certificat de l'uauari anadal llavors s'han de configurar els navegador d'aquesta forma:</text:p>
        </text:list-item>
      </text:list>
      <text:list xml:id="list28595978" text:style-name="L3">
        <text:list-item>
          <text:p text:style-name="P8">Firefox: Per firefox anirem a l'apartat de certificats i importarem el anadal.crt</text:p>
        </text:list-item>
        <text:list-item>
          <text:p text:style-name="P8">Chrome i IExplorer: requereixen la clau privada anadal.pcks i el certificat public de l'entitat certificador (fundaciobit_ca.crt). Anirem a l'apartat de certificats i importarem els dos.</text:p>
        </text:list-item>
      </text:list>
      <text:list xml:id="list28611945" text:continue-list="list28597452" text:style-name="L1">
        <text:list-header>
          <text:p text:style-name="P6"/>
        </text:list-header>
        <text:list-item>
          <text:p text:style-name="P6">Plugin de Login: Aquest plugin només es necessari si en el punt en que s'ha definit el <text:s/>&lt;application-policy&gt; <text:s text:c="2"/>s'ha triat el de <text:s/>es.caib.loginModule.auth.SeyconEJBLoginModule. També proporciona una segona funcionalitat opcional que és la d'obtenir informació general <text:soft-page-break/>d'un usuari a partir del seu DNI. Per crear una classe de Plugin de Login s'ha d'implementar la interficie es.caib.portafib.loginplugin.IPortaFIBLoginPlugin que es troba en el paquet maven utils del projecte PortaFIB. Una vegada implementat s'ha d'indicar al sistema de PortaFIB del nom de la classe que implementa el plugin en els properties de PortaFIB: editar el fitxer portafib-properties-service.xml (jboss-as\server\default\deploy) i afegir l'entrada <text:s/>portafib.loginplugin=org.entitat.portafib.loginplugin.ElMeuLoginPlugin</text:p>
        </text:list-item>
      </text:list>
      <text:p text:style-name="Text_20_body"/>
      <text:list xml:id="list28599560" text:continue-numbering="true" text:style-name="L1">
        <text:list-header>
          <text:p text:style-name="P6"/>
        </text:list-header>
        <text:list-item>
          <text:p text:style-name="P6">Ara només queda arrancar el servidor jboss i amb un navegador atacar el servidor. Seleccionar un certificat i acceptar i ens hauriem d'autenticar correctament.</text:p>
        </text:list-item>
      </text:list>
      <text:p text:style-name="Text_20_body"/>
      <text:p text:style-name="P5">Per tornar a autenticació emprant usuari/password només es necessari anar al web.xml i substiruir el CLIENT-CERT per BASIC.</text:p>
      <text:p text:style-name="Text_20_body"/>
      <text:p text:style-name="Text_20_body">ITEXT no utilitzar la versio 5.4.4 ja que deixen de funcionar les autoritzacions per delegacio:</text:p>
      <text:p text:style-name="Text_20_body"><text:s text:c="20"/>- Les orienta malament</text:p>
      <text:p text:style-name="Text_20_body"><text:s text:c="20"/>- Quan es firma desapareixen els camps</text:p>
      <text:p text:style-name="Text_20_body"/>
      <text:p text:style-name="Text_20_body"/>
      <text:p text:style-name="Text_20_body">--------------------------------------------------</text:p>
      <text:p text:style-name="Text_20_body"/>
      <text:p text:style-name="Text_20_body"/>
      <text:p text:style-name="Text_20_body">Explicar en desenvolupament</text:p>
      <text:p text:style-name="Text_20_body">Explicar CAIB</text:p>
      <text:p text:style-name="Text_20_body"/>
      <table:table table:name="Tabla5" table:style-name="Tabla5">
        <table:table-column table:style-name="Tabla5.A"/>
        <table:table-row>
          <table:table-cell table:style-name="Tabla5.A1" office:value-type="string">
            <text:p text:style-name="Table_20_Contents"/>
            <text:p text:style-name="Table_20_Contents"/>
            <text:p text:style-name="Text_20_body">ERROR PLUGIN AFIRMA AMB KEYSTRORE P12</text:p>
            <text:p text:style-name="Text_20_body"/>
            <text:p text:style-name="Text_20_body"/>
            <text:p text:style-name="Text_20_body"><text:span text:style-name="Strong_20_Emphasis">keytool -importkeystore -srckeystore </text:span><text:span text:style-name="Strong_20_Emphasis"><text:span text:style-name="T6">PFX_P12_FILE_NAME</text:span></text:span><text:span text:style-name="Strong_20_Emphasis"> -srcstoretype pkcs12 -srcstorepass </text:span><text:span text:style-name="Strong_20_Emphasis"><text:span text:style-name="T6">PFX_P12_FILE</text:span></text:span><text:span text:style-name="Strong_20_Emphasis"> -srcalias </text:span><text:span text:style-name="Strong_20_Emphasis"><text:span text:style-name="T6">SOURCE_ALIAS</text:span></text:span><text:span text:style-name="Strong_20_Emphasis"> -destkeystore </text:span><text:span text:style-name="Strong_20_Emphasis"><text:span text:style-name="T6">KEYSTORE_FILE</text:span></text:span><text:span text:style-name="Strong_20_Emphasis"> -deststoretype jks -deststorepass </text:span><text:span text:style-name="Strong_20_Emphasis"><text:span text:style-name="T6">PASSWORD</text:span></text:span><text:span text:style-name="Strong_20_Emphasis"> -destalias </text:span><text:span text:style-name="Strong_20_Emphasis"><text:span text:style-name="T6">ALIAS_NAME</text:span></text:span> </text:p>
            <text:p text:style-name="Text_20_body"/>
            <text:p text:style-name="Text_20_body">Caused by: org.apache.ws.security.WSSecurityException: General security error (No certificates for user 1 were found for signature)</text:p>
            <text:p text:style-name="Text_20_body"><text:tab/>at org.apache.ws.security.message.WSSecSignature.prepare(WSSecSignature.java:316)</text:p>
            <text:p text:style-name="Text_20_body"><text:tab/>at org.fundaciobit.plugins.certificate.afirma.ClientHandlerCertificate.getWSSecurityToken(ClientHandlerCertificate.java:71)</text:p>
            <text:p text:style-name="Text_20_body"><text:soft-page-break/><text:tab/>at org.fundaciobit.plugins.certificate.afirma.ClientHandler.invoke(ClientHandler.java:31)</text:p>
            <text:p text:style-name="Text_20_body"><text:tab/>at org.apache.axis.client.AxisClient.invoke(AxisClient.java:121)</text:p>
            <text:p text:style-name="Text_20_body"><text:tab/>at org.apache.axis.client.Call.invokeEngine(Call.java:2784)</text:p>
            <text:p text:style-name="Text_20_body"><text:tab/>at org.apache.axis.client.Call.invoke(Call.java:2767)</text:p>
            <text:p text:style-name="Text_20_body"><text:tab/>at org.apache.axis.client.Call.invoke(Call.java:2443)</text:p>
            <text:p text:style-name="Text_20_body"><text:tab/>at org.apache.axis.client.Call.invoke(Call.java:2366)</text:p>
            <text:p text:style-name="Text_20_body"><text:tab/>at org.apache.axis.client.Call.invoke(Call.java:1812)</text:p>
            <text:p text:style-name="Text_20_body"><text:tab/>at org.fundaciobit.plugins.certificate.afirma.ValidaCertificat.cridarValidarCertificado(ValidaCertificat.java:255)</text:p>
            <text:p text:style-name="Text_20_body"><text:tab/>at org.fundaciobit.plugins.certificate.afirma.ValidaCertificat.validar(ValidaCertificat.java:102)</text:p>
            <text:p text:style-name="Text_20_body"><text:tab/>at org.fundaciobit.plugins.certificate.afirma.ValidaCertificat.validar(ValidaCertificat.java:91)</text:p>
            <text:p text:style-name="Text_20_body"><text:tab/>at org.fundaciobit.plugins.certificate.afirma.AfirmaCertificatePlugin.checkValidaCertificat(AfirmaCertificatePlugin.java:140)</text:p>
            <text:p text:style-name="Text_20_body"><text:tab/>at org.fundaciobit.plugins.certificate.afirma.AfirmaCertificatePlugin.getInfoCertificate(AfirmaCertificatePlugin.java:50)</text:p>
            <text:p text:style-name="Text_20_body"><text:tab/>at es.caib.portafib.logic.PeticioDeFirmaLogicaEJB.checkCertificatePADES(PeticioDeFirmaLogicaEJB.java:1260)</text:p>
            <text:p text:style-name="Text_20_body"><text:tab/>at es.caib.portafib.logic.PeticioDeFirmaLogicaEJB.nouFitxerFirmat(PeticioDeFirmaLogicaEJB.java:1083)</text:p>
            <text:p text:style-name="Text_20_body"/>
            <text:p text:style-name="Table_20_Contents"/>
            <text:p text:style-name="Table_20_Contents"/>
            <text:p text:style-name="Table_20_Contents"/>
          </table:table-cell>
        </table:table-row>
      </table:table>
      <text:p text:style-name="Text_20_body"/>
      <text:p text:style-name="Text_20_body"/>
      <text:p text:style-name="Text_20_body">JBOSS 5.1: http://sourceforge.net/projects/jboss/files/JBoss/JBoss-5.1.0.GA/</text:p>
      <text:p text:style-name="Text_20_body"/>
      <text:p text:style-name="Text_20_body"/>
      <text:p text:style-name="Text_20_body">VERSIO MAVEN 3.0.2 mínima</text:p>
      <text:p text:style-name="Text_20_body"/>
      <text:p text:style-name="Text_20_body"/>
      <text:p text:style-name="Text_20_body"/>
      <text:p text:style-name="Text_20_body">APACHE CXF</text:p>
      <text:p text:style-name="Text_20_body"/>
      <text:p text:style-name="Text_20_body"><text:soft-page-break/></text:p>
      <text:p text:style-name="Text_20_body"><text:a xlink:type="simple" xlink:href="https://community.jboss.org/wiki/JBossWS-Installation"/></text:p>
      <text:p text:style-name="Text_20_body"><text:a xlink:type="simple" xlink:href="https://community.jboss.org/wiki/JBossWS-Installation">https://community.jboss.org/wiki/JBossWS-Installation</text:a> </text:p>
      <text:p text:style-name="Text_20_body"/>
      <text:p text:style-name="Text_20_body"><text:a xlink:type="simple" xlink:href="https://community.jboss.org/wiki/JBossWS-Download">https://community.jboss.org/wiki/JBossWS-Download</text:a> </text:p>
      <text:p text:style-name="Text_20_body"/>
      <text:p text:style-name="Text_20_body"><text:a xlink:type="simple" xlink:href="http://www.jboss.org/jbossws/downloads">http://www.jboss.org/jbossws/downloads</text:a> </text:p>
      <text:p text:style-name="Text_20_body"/>
      <text:p text:style-name="Text_20_body">ERROR: <text:a xlink:type="simple" xlink:href="https://issues.jboss.org/browse/JBPAPP-7220">https://issues.jboss.org/browse/JBPAPP-7220</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H16M1S</meta:editing-duration>
    <meta:editing-cycles>14</meta:editing-cycles>
    <meta:generator>OpenOffice.org/3.3$Win32 OpenOffice.org_project/330m20$Build-9567</meta:generator>
    <dc:date>2014-01-10T08:45:12.23</dc:date>
    <dc:creator>Antoni Nadal </dc:creator>
    <meta:document-statistic meta:table-count="5" meta:image-count="0" meta:object-count="0" meta:page-count="5" meta:paragraph-count="78" meta:word-count="657" meta:character-count="7290"/>
    <meta:user-defined meta:name="Info 1"/>
    <meta:user-defined meta:name="Info 2"/>
    <meta:user-defined meta:name="Info 3"/>
    <meta:user-defined meta:name="Info 4"/>
  </office:meta>
</office:document-meta>
</file>